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878cm" fo:margin-left="0cm" fo:margin-top="0cm" fo:margin-bottom="0cm" fo:break-before="auto" fo:break-after="auto" table:align="left"/>
    </style:style>
    <style:style style:name="Table1.A" style:family="table-column">
      <style:table-column-properties style:column-width="8.918cm"/>
    </style:style>
    <style:style style:name="Table1.B" style:family="table-column">
      <style:table-column-properties style:column-width="2.277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3.286cm"/>
    </style:style>
    <style:style style:name="Table1.1" style:family="table-row">
      <style:table-row-properties style:row-height="0.601cm" fo:keep-together="auto"/>
    </style:style>
    <style:style style:name="Table1.A1" style:family="table-cell">
      <style:table-cell-properties style:vertical-align="bottom" fo:padding="0cm" fo:border-left="none" fo:border-right="none" fo:border-top="none" fo:border-bottom="0.5pt solid #000001"/>
    </style:style>
    <style:style style:name="Table1.B1" style:family="table-cell">
      <style:table-cell-properties style:vertical-align="middle" fo:padding="0cm" fo:border="none"/>
    </style:style>
    <style:style style:name="Table1.D1" style:family="table-cell">
      <style:table-cell-properties style:vertical-align="bottom" fo:padding="0cm" fo:border="none"/>
    </style:style>
    <style:style style:name="Table1.2" style:family="table-row">
      <style:table-row-properties style:row-height="0.605cm" fo:keep-together="auto"/>
    </style:style>
    <style:style style:name="Table1.B2" style:family="table-cell">
      <style:table-cell-properties style:vertical-align="" fo:padding="0cm" fo:border="none"/>
    </style:style>
    <style:style style:name="Table1.D2" style:family="table-cell">
      <style:table-cell-properties style:vertical-align="" fo:padding="0cm" fo:border-left="none" fo:border-right="none" fo:border-top="0.5pt solid #000001" fo:border-bottom="none"/>
    </style:style>
    <style:style style:name="Table1.3" style:family="table-row">
      <style:table-row-properties style:row-height="0.617cm" fo:keep-together="auto"/>
    </style:style>
    <style:style style:name="Table1.A3" style:family="table-cell">
      <style:table-cell-properties style:vertical-align="bottom" fo:padding="0cm" fo:border-left="none" fo:border-right="none" fo:border-top="0.5pt solid #000001" fo:border-bottom="0.5pt solid #000001"/>
    </style:style>
    <style:style style:name="Table1.C3" style:family="table-cell">
      <style:table-cell-properties style:vertical-align="bottom" fo:padding="0.049cm" fo:border-left="none" fo:border-right="none" fo:border-top="none" fo:border-bottom="0.05pt solid #000000"/>
    </style:style>
    <style:style style:name="Table2" style:family="table">
      <style:table-properties style:width="14.9cm" fo:margin-top="0cm" fo:margin-bottom="0cm" table:align="left"/>
    </style:style>
    <style:style style:name="Table2.A" style:family="table-column">
      <style:table-column-properties style:column-width="1.282cm"/>
    </style:style>
    <style:style style:name="Table2.B" style:family="table-column">
      <style:table-column-properties style:column-width="3.415cm"/>
    </style:style>
    <style:style style:name="Table2.C" style:family="table-column">
      <style:table-column-properties style:column-width="0.711cm"/>
    </style:style>
    <style:style style:name="Table2.D" style:family="table-column">
      <style:table-column-properties style:column-width="3.489cm"/>
    </style:style>
    <style:style style:name="Table2.E" style:family="table-column">
      <style:table-column-properties style:column-width="2.298cm"/>
    </style:style>
    <style:style style:name="Table2.F" style:family="table-column">
      <style:table-column-properties style:column-width="3.704cm"/>
    </style:style>
    <style:style style:name="Table2.1" style:family="table-row">
      <style:table-row-properties style:row-height="0.601cm" fo:keep-together="auto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" fo:padding="0cm" fo:border-left="none" fo:border-right="none" fo:border-top="none" fo:border-bottom="0.25pt solid #000001"/>
    </style:style>
    <style:style style:name="Table2.D1" style:family="table-cell">
      <style:table-cell-properties style:vertical-align="middle" fo:padding="0.049cm" fo:border-left="none" fo:border-right="none" fo:border-top="none" fo:border-bottom="0.05pt solid #000000"/>
    </style:style>
    <style:style style:name="Table3" style:family="table">
      <style:table-properties style:width="15.071cm" fo:margin-left="0cm" fo:margin-top="0cm" fo:margin-bottom="0cm" table:align="left"/>
    </style:style>
    <style:style style:name="Table3.A" style:family="table-column">
      <style:table-column-properties style:column-width="2.145cm"/>
    </style:style>
    <style:style style:name="Table3.B" style:family="table-column">
      <style:table-column-properties style:column-width="1.261cm"/>
    </style:style>
    <style:style style:name="Table3.C" style:family="table-column">
      <style:table-column-properties style:column-width="1.018cm"/>
    </style:style>
    <style:style style:name="Table3.D" style:family="table-column">
      <style:table-column-properties style:column-width="0.984cm"/>
    </style:style>
    <style:style style:name="Table3.E" style:family="table-column">
      <style:table-column-properties style:column-width="0.148cm"/>
    </style:style>
    <style:style style:name="Table3.F" style:family="table-column">
      <style:table-column-properties style:column-width="5.934cm"/>
    </style:style>
    <style:style style:name="Table3.G" style:family="table-column">
      <style:table-column-properties style:column-width="2.362cm"/>
    </style:style>
    <style:style style:name="Table3.H" style:family="table-column">
      <style:table-column-properties style:column-width="1.219cm"/>
    </style:style>
    <style:style style:name="Table3.1" style:family="table-row">
      <style:table-row-properties style:row-height="0.706cm" fo:keep-together="auto"/>
    </style:style>
    <style:style style:name="Table3.A1" style:family="table-cell">
      <style:table-cell-properties style:vertical-align="middle" fo:padding="0cm" fo:border-left="none" fo:border-right="0.5pt solid #000001" fo:border-top="1.5pt solid #000001" fo:border-bottom="1.5pt solid #000001"/>
    </style:style>
    <style:style style:name="Table3.B1" style:family="table-cell">
      <style:table-cell-properties style:vertical-align="" fo:padding="0cm" fo:border-left="0.5pt solid #000001" fo:border-right="none" fo:border-top="1.5pt solid #000001" fo:border-bottom="1.5pt solid #000001"/>
    </style:style>
    <style:style style:name="Table3.D1" style:family="table-cell">
      <style:table-cell-properties style:vertical-align="" fo:padding="0cm" fo:border-left="none" fo:border-right="none" fo:border-top="1.5pt solid #000001" fo:border-bottom="1.5pt solid #000001"/>
    </style:style>
    <style:style style:name="Table3.F1" style:family="table-cell">
      <style:table-cell-properties style:vertical-align="middle" style:border-line-width-right="0.018cm 0.018cm 0.018cm" fo:padding="0cm" fo:border-left="none" fo:border-right="1.5pt double #000001" fo:border-top="1.5pt solid #000001" fo:border-bottom="1.5pt solid #000001"/>
    </style:style>
    <style:style style:name="Table3.G1" style:family="table-cell">
      <style:table-cell-properties style:vertical-align="middle" style:border-line-width-left="0.018cm 0.018cm 0.018cm" fo:padding="0cm" fo:border-left="1.5pt double #000001" fo:border-right="0.5pt solid #000001" fo:border-top="1.5pt solid #000001" fo:border-bottom="1.5pt solid #000001"/>
    </style:style>
    <style:style style:name="Table3.H1" style:family="table-cell">
      <style:table-cell-properties style:vertical-align="middle" fo:padding="0cm" fo:border-left="0.5pt solid #000001" fo:border-right="none" fo:border-top="1.5pt solid #000001" fo:border-bottom="1.5pt solid #000001"/>
    </style:style>
    <style:style style:name="Table3.2" style:family="table-row">
      <style:table-row-properties style:row-height="0.628cm" fo:keep-together="auto"/>
    </style:style>
    <style:style style:name="Table3.A2" style:family="table-cell">
      <style:table-cell-properties style:vertical-align="" fo:padding="0cm" fo:border-left="none" fo:border-right="0.5pt solid #000001" fo:border-top="1.5pt solid #000001" fo:border-bottom="0.5pt solid #000001"/>
    </style:style>
    <style:style style:name="Table3.A3" style:family="table-cell">
      <style:table-cell-properties style:vertical-align="" fo:padding="0cm" fo:border-left="none" fo:border-right="0.5pt solid #000001" fo:border-top="none" fo:border-bottom="0.5pt solid #000001"/>
    </style:style>
    <style:style style:name="Table3.B3" style:family="table-cell">
      <style:table-cell-properties style:vertical-align="middle" fo:padding="0cm" fo:border-left="0.5pt solid #000001" fo:border-right="none" fo:border-top="none" fo:border-bottom="0.5pt solid #000001"/>
    </style:style>
    <style:style style:name="Table3.D3" style:family="table-cell">
      <style:table-cell-properties style:vertical-align="" fo:padding="0cm" fo:border-left="none" fo:border-right="none" fo:border-top="none" fo:border-bottom="0.5pt solid #000001"/>
    </style:style>
    <style:style style:name="Table3.F3" style:family="table-cell">
      <style:table-cell-properties style:vertical-align="" style:border-line-width-right="0.018cm 0.018cm 0.018cm" fo:padding="0cm" fo:border-left="none" fo:border-right="1.5pt double #000001" fo:border-top="none" fo:border-bottom="0.5pt solid #000001"/>
    </style:style>
    <style:style style:name="Table3.G3" style:family="table-cell">
      <style:table-cell-properties style:vertical-align="" style:border-line-width-left="0.018cm 0.018cm 0.018cm" fo:padding="0cm" fo:border-left="1.5pt double #000001" fo:border-right="0.5pt solid #000001" fo:border-top="none" fo:border-bottom="0.5pt solid #000001"/>
    </style:style>
    <style:style style:name="Table3.H3" style:family="table-cell">
      <style:table-cell-properties style:vertical-align="" fo:padding="0cm" fo:border-left="0.5pt solid #000001" fo:border-right="none" fo:border-top="none" fo:border-bottom="0.5pt solid #000001"/>
    </style:style>
    <style:style style:name="Table3.4" style:family="table-row">
      <style:table-row-properties style:row-height="0.642cm" fo:keep-together="auto"/>
    </style:style>
    <style:style style:name="Table3.A4" style:family="table-cell">
      <style:table-cell-properties style:vertical-align="" fo:padding="0cm" fo:border-left="none" fo:border-right="0.5pt solid #000001" fo:border-top="0.5pt solid #000001" fo:border-bottom="0.5pt solid #000001"/>
    </style:style>
    <style:style style:name="Table3.B4" style:family="table-cell">
      <style:table-cell-properties style:vertical-align="middle" fo:padding="0cm" fo:border-left="0.5pt solid #000001" fo:border-right="none" fo:border-top="0.5pt solid #000001" fo:border-bottom="0.5pt solid #000001"/>
    </style:style>
    <style:style style:name="Table3.D4" style:family="table-cell">
      <style:table-cell-properties style:vertical-align="" fo:padding="0cm" fo:border-left="none" fo:border-right="none" fo:border-top="0.5pt solid #000001" fo:border-bottom="0.5pt solid #000001"/>
    </style:style>
    <style:style style:name="Table3.F4" style:family="table-cell">
      <style:table-cell-properties style:vertical-align="middle" style:border-line-width-right="0.018cm 0.018cm 0.018cm" fo:padding="0cm" fo:border-left="none" fo:border-right="1.5pt double #000001" fo:border-top="0.5pt solid #000001" fo:border-bottom="0.5pt solid #000001"/>
    </style:style>
    <style:style style:name="Table3.G4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0.5pt solid #000001"/>
    </style:style>
    <style:style style:name="Table3.H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3.5" style:family="table-row">
      <style:table-row-properties style:row-height="0.64cm" fo:keep-together="auto"/>
    </style:style>
    <style:style style:name="Table3.C6" style:family="table-cell">
      <style:table-cell-properties style:vertical-align="middle" style:border-line-width-right="0.018cm 0.018cm 0.018cm" fo:padding="0cm" fo:border-left="none" fo:border-right="1.5pt double #000001" fo:border-top="none" fo:border-bottom="0.5pt solid #000001"/>
    </style:style>
    <style:style style:name="Table3.7" style:family="table-row">
      <style:table-row-properties style:row-height="0.616cm" fo:keep-together="auto"/>
    </style:style>
    <style:style style:name="Table3.C7" style:family="table-cell">
      <style:table-cell-properties style:vertical-align="middle" fo:padding="0cm" fo:border-left="none" fo:border-right="none" fo:border-top="0.5pt solid #000001" fo:border-bottom="0.5pt solid #000001"/>
    </style:style>
    <style:style style:name="Table3.B9" style:family="table-cell">
      <style:table-cell-properties style:vertical-align="middle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3.B10" style:family="table-cell">
      <style:table-cell-properties style:vertical-align="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3.11" style:family="table-row">
      <style:table-row-properties style:row-height="0.635cm" fo:keep-together="auto"/>
    </style:style>
    <style:style style:name="Table3.A11" style:family="table-cell">
      <style:table-cell-properties style:vertical-align="" fo:padding="0cm" fo:border-left="none" fo:border-right="none" fo:border-top="1.5pt solid #000001" fo:border-bottom="none"/>
    </style:style>
    <style:style style:name="Table3.F11" style:family="table-cell">
      <style:table-cell-properties style:vertical-align="" style:border-line-width-right="0.018cm 0.018cm 0.018cm" fo:padding="0cm" fo:border-left="none" fo:border-right="1.5pt double #000001" fo:border-top="1.5pt solid #000001" fo:border-bottom="none"/>
    </style:style>
    <style:style style:name="Table3.G11" style:family="table-cell">
      <style:table-cell-properties style:vertical-align="" style:border-line-width-left="0.018cm 0.018cm 0.018cm" fo:padding="0cm" fo:border-left="1.5pt double #000001" fo:border-right="0.5pt solid #000001" fo:border-top="1.5pt solid #000001" fo:border-bottom="0.5pt solid #000001"/>
    </style:style>
    <style:style style:name="Table3.H11" style:family="table-cell">
      <style:table-cell-properties style:vertical-align="" fo:padding="0cm" fo:border-left="0.5pt solid #000001" fo:border-right="none" fo:border-top="1.5pt solid #000001" fo:border-bottom="0.5pt solid #000001"/>
    </style:style>
    <style:style style:name="Table3.12" style:family="table-row">
      <style:table-row-properties style:row-height="0.609cm" fo:keep-together="auto"/>
    </style:style>
    <style:style style:name="Table3.G13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0.5pt solid #000001" fo:border-bottom="1.5pt double #000001"/>
    </style:style>
    <style:style style:name="Table3.H13" style:family="table-cell">
      <style:table-cell-properties style:vertical-align="" style:border-line-width-bottom="0.018cm 0.018cm 0.018cm" fo:padding="0cm" fo:border-left="0.5pt solid #000001" fo:border-right="none" fo:border-top="0.5pt solid #000001" fo:border-bottom="1.5pt double #000001"/>
    </style:style>
    <style:style style:name="Table3.G14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none" fo:border-bottom="1.5pt double #000001"/>
    </style:style>
    <style:style style:name="Table3.H14" style:family="table-cell">
      <style:table-cell-properties style:vertical-align="" style:border-line-width-bottom="0.018cm 0.018cm 0.018cm" fo:padding="0cm" fo:border-left="0.5pt solid #000001" fo:border-right="none" fo:border-top="none" fo:border-bottom="1.5pt double #000001"/>
    </style:style>
    <style:style style:name="Table3.15" style:family="table-row">
      <style:table-row-properties style:row-height="0.647cm" fo:keep-together="auto"/>
    </style:style>
    <style:style style:name="Table3.G15" style:family="table-cell">
      <style:table-cell-properties style:vertical-align="" style:border-line-width-left="0.018cm 0.018cm 0.018cm" style:border-line-width-top="0.018cm 0.018cm 0.018cm" style:border-line-width-bottom="0.018cm 0.018cm 0.018cm" fo:padding="0cm" fo:border-left="1.5pt double #000001" fo:border-right="0.5pt solid #000001" fo:border-top="1.5pt double #000001" fo:border-bottom="1.5pt double #000001"/>
    </style:style>
    <style:style style:name="Table3.H15" style:family="table-cell">
      <style:table-cell-properties style:vertical-align="" style:border-line-width-top="0.018cm 0.018cm 0.018cm" style:border-line-width-bottom="0.018cm 0.018cm 0.018cm" fo:padding="0cm" fo:border-left="0.5pt solid #000001" fo:border-right="none" fo:border-top="1.5pt double #000001" fo:border-bottom="1.5pt double #000001"/>
    </style:style>
    <style:style style:name="Table4" style:family="table">
      <style:table-properties style:width="15.182cm" table:align="margins"/>
    </style:style>
    <style:style style:name="Table4.A" style:family="table-column">
      <style:table-column-properties style:column-width="8.996cm" style:rel-column-width="38832*"/>
    </style:style>
    <style:style style:name="Table4.B" style:family="table-column">
      <style:table-column-properties style:column-width="1.296cm" style:rel-column-width="5596*"/>
    </style:style>
    <style:style style:name="Table4.C" style:family="table-column">
      <style:table-column-properties style:column-width="4.89cm" style:rel-column-width="21107*"/>
    </style:style>
    <style:style style:name="Table4.1" style:family="table-row">
      <style:table-row-properties style:min-row-height="1.108cm"/>
    </style:style>
    <style:style style:name="Table4.A1" style:family="table-cell">
      <style:table-cell-properties style:vertical-align="bottom" fo:padding="0.097cm" fo:border-left="none" fo:border-right="none" fo:border-top="none" fo:border-bottom="0.05pt solid #000000"/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-left="none" fo:border-right="none" fo:border-top="0.05pt solid #000000" fo:border-bottom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-0.011cm" fo:language="en" fo:country="US" style:font-size-asian="11pt" style:text-scale="105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115c56" style:font-size-asian="11pt" style:text-scale="105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officeooo:paragraph-rsid="00537c0e" style:font-size-asian="11pt" style:text-scale="105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fo:font-weight="normal" officeooo:rsid="006919d0" officeooo:paragraph-rsid="00aa4d8c" style:font-size-asian="11pt" style:font-weight-asian="normal" style:font-weight-complex="normal" style:text-scale="105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style:font-size-asian="8pt" style:text-scale="105%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officeooo:paragraph-rsid="007a8d23" style:font-size-asian="8pt" style:font-size-complex="8pt" style:text-scale="100%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84df75" style:font-size-asian="12.5pt" style:text-scale="100%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963c95" style:font-size-asian="12.5pt" style:text-scale="100%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98b90a" style:font-size-asian="12.5pt" style:text-scale="100%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a92d1e" style:font-size-asian="12.5pt" style:text-scale="100%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3d82d6" style:font-size-asian="12.5pt" style:text-scale="100%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7a8d23" style:font-size-asian="12.5pt" style:text-scale="100%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style:font-size-asian="10pt" style:text-scale="100%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11c90" style:font-size-asian="10.5pt" style:font-weight-asian="normal" style:font-weight-complex="normal" style:text-scale="105%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3ce7a3"/>
    </style:style>
    <style:style style:name="P23" style:family="paragraph" style:parent-style-name="Standard">
      <style:paragraph-properties fo:margin-top="0cm" fo:margin-bottom="0.346cm" style:contextual-spacing="false" fo:line-height="0.035cm"/>
    </style:style>
    <style:style style:name="P24" style:family="paragraph" style:parent-style-name="Standard">
      <style:text-properties fo:font-size="5pt" style:font-size-asian="4.34999990463257pt" style:font-size-complex="5pt"/>
    </style:style>
    <style:style style:name="P25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3fc60e" style:font-size-asian="12.5pt" style:text-scale="105%"/>
    </style:style>
    <style:style style:name="P26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bbab26" style:font-size-asian="12.5pt" style:text-scale="105%"/>
    </style:style>
    <style:style style:name="P27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50c09" style:font-size-asian="11pt" style:text-scale="105%"/>
    </style:style>
    <style:style style:name="P28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62637" style:font-size-asian="11pt" style:text-scale="105%"/>
    </style:style>
    <style:style style:name="P29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f693d" style:font-size-asian="11pt" style:text-scale="105%"/>
    </style:style>
    <style:style style:name="P30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95246" style:font-size-asian="11pt" style:text-scale="105%"/>
    </style:style>
    <style:style style:name="P31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cf2f0e" style:font-size-asian="11pt" style:text-scale="105%"/>
    </style:style>
    <style:style style:name="P32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d140a3" style:font-size-asian="11pt" style:text-scale="105%"/>
    </style:style>
    <style:style style:name="P33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b31fc" style:font-size-asian="11pt" style:text-scale="105%"/>
    </style:style>
    <style:style style:name="P34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a96fa" style:font-size-asian="11pt" style:text-scale="105%"/>
    </style:style>
    <style:style style:name="P35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77c6e" style:font-size-asian="11pt" style:text-scale="105%"/>
    </style:style>
    <style:style style:name="P36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919d0" officeooo:paragraph-rsid="006943b4" style:font-size-asian="11pt" style:text-scale="105%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0.5pt" style:font-size-asian="10.5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6b919d" officeooo:paragraph-rsid="006b919d" style:font-size-asian="10.5pt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716146" officeooo:paragraph-rsid="008a22fa" style:font-size-asian="10.5pt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8pt" officeooo:rsid="006d769f" officeooo:paragraph-rsid="006d769f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text-position="sub 58%" style:font-name="Times New Roman" fo:font-size="10.5pt" fo:font-weight="normal" officeooo:rsid="00716146" officeooo:paragraph-rsid="00716146" style:font-size-asian="10.5pt" style:font-weight-asian="normal" style:font-weight-complex="normal"/>
    </style:style>
    <style:style style:name="P42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59a19d" style:font-size-asian="11pt" style:text-scale="105%"/>
    </style:style>
    <style:style style:name="P43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4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4d0a0a" style:font-size-asian="10.5pt" style:text-scale="105%"/>
    </style:style>
    <style:style style:name="P45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rsid="001d8363" officeooo:paragraph-rsid="0088431b" style:font-size-asian="10.5pt" style:text-scale="105%"/>
    </style:style>
    <style:style style:name="P46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46dfa" style:font-size-asian="10.5pt" style:font-weight-asian="normal" style:font-weight-complex="normal" style:text-scale="105%"/>
    </style:style>
    <style:style style:name="P47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63baf" style:font-size-asian="10.5pt" style:font-weight-asian="normal" style:font-weight-complex="normal" style:text-scale="105%"/>
    </style:style>
    <style:style style:name="P48" style:family="paragraph" style:parent-style-name="Standard">
      <style:paragraph-properties fo:margin-left="0cm" fo:margin-right="0.818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2515a" officeooo:paragraph-rsid="00671142" style:font-size-asian="11pt" style:text-scale="105%"/>
    </style:style>
    <style:style style:name="P49" style:family="paragraph" style:parent-style-name="Standard">
      <style:paragraph-properties fo:margin-left="0cm" fo:margin-right="0.818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c0d653" style:font-size-asian="10.5pt" style:text-scale="105%"/>
    </style:style>
    <style:style style:name="P50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1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94697f" style:font-size-asian="10.5pt" style:text-scale="105%"/>
    </style:style>
    <style:style style:name="P52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</style:style>
    <style:style style:name="P53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officeooo:paragraph-rsid="00a77c4f"/>
    </style:style>
    <style:style style:name="P54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55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e2cc7" style:font-size-asian="10.5pt" style:text-scale="105%"/>
    </style:style>
    <style:style style:name="P56" style:family="paragraph" style:parent-style-name="Standard">
      <style:paragraph-properties fo:margin-left="0cm" fo:margin-right="1.065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7" style:family="paragraph" style:parent-style-name="Standard">
      <style:paragraph-properties fo:margin-left="0.26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8" style:family="paragraph" style:parent-style-name="Standard">
      <style:paragraph-properties fo:margin-left="-0.101cm" fo:margin-right="1cm" fo:margin-top="1.397cm" fo:margin-bottom="0cm" style:contextual-spacing="false" fo:line-height="100%" fo:text-align="end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b55336" style:font-size-asian="10.5pt" style:text-scale="105%"/>
    </style:style>
    <style:style style:name="P59" style:family="paragraph" style:parent-style-name="Frame_20_contents">
      <style:paragraph-properties fo:text-align="start" style:justify-single-word="false"/>
    </style:style>
    <style:style style:name="P60" style:family="paragraph" style:parent-style-name="Standard">
      <style:paragraph-properties fo:margin-left="0.102cm" fo:margin-right="0cm" fo:margin-top="0cm" fo:margin-bottom="0cm" style:contextual-spacing="false" fo:line-height="85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text-underline-style="solid" style:text-underline-width="auto" style:text-underline-color="font-color" officeooo:paragraph-rsid="00e6ad58" style:font-size-asian="11pt" style:text-scale="100%"/>
    </style:style>
    <style:style style:name="P61" style:family="paragraph" style:parent-style-name="Standard">
      <style:paragraph-properties fo:margin-left="10.16cm" fo:margin-right="0cm" fo:margin-top="0.318cm" fo:margin-bottom="0cm" style:contextual-spacing="false" fo:line-height="83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e82ec0" style:font-size-asian="12.5pt" style:text-scale="100%"/>
    </style:style>
    <style:style style:name="P62" style:family="paragraph" style:parent-style-name="Standard" style:master-page-name="Standard">
      <style:paragraph-properties fo:margin-left="2.667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text-line-through-style="none" style:text-line-through-type="none" style:text-position="0% 100%" style:font-name="Times New Roman" fo:font-size="18pt" fo:letter-spacing="0.018cm" fo:language="en" fo:country="US" style:font-size-asian="18pt" style:text-scale="100%"/>
    </style:style>
    <style:style style:name="P63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eb992f" style:font-size-asian="11pt" style:text-scale="105%"/>
    </style:style>
    <style:style style:name="P64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font-size-asian="11pt" style:text-scale="105%"/>
    </style:style>
    <style:style style:name="T2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style:font-size-asian="11pt" style:text-scale="105%"/>
    </style:style>
    <style:style style:name="T3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font-size-asian="11pt" style:text-scale="105%"/>
    </style:style>
    <style:style style:name="T4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officeooo:rsid="00308dff" style:font-size-asian="11pt" style:text-scale="105%"/>
    </style:style>
    <style:style style:name="T5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text-underline-style="none" style:font-size-asian="11pt" style:text-scale="105%"/>
    </style:style>
    <style:style style:name="T6" style:family="text"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T7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style:font-size-asian="10.5pt" style:text-scale="105%"/>
    </style:style>
    <style:style style:name="T8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officeooo:rsid="00a84d0b" style:font-size-asian="10.5pt" style:text-scale="105%"/>
    </style:style>
    <style:style style:name="T9" style:family="text">
      <style:text-properties fo:color="#000000" style:text-underline-style="none"/>
    </style:style>
    <style:style style:name="T10" style:family="text">
      <style:text-properties fo:font-size="11pt" fo:letter-spacing="0.004cm" style:font-size-asian="11pt"/>
    </style:style>
    <style:style style:name="T11" style:family="text">
      <style:text-properties fo:font-size="11pt" fo:letter-spacing="0.004cm" style:text-underline-style="none" style:font-size-asian="11pt"/>
    </style:style>
    <style:style style:name="T12" style:family="text">
      <style:text-properties fo:font-size="11pt" fo:letter-spacing="0.004cm" style:text-underline-style="none" officeooo:rsid="0062515a" style:font-size-asian="11pt"/>
    </style:style>
    <style:style style:name="T13" style:family="text">
      <style:text-properties fo:font-size="11pt" fo:letter-spacing="0.004cm" style:text-underline-style="none" officeooo:rsid="000f63f7" style:font-size-asian="11pt"/>
    </style:style>
    <style:style style:name="T14" style:family="text">
      <style:text-properties fo:font-size="11pt" fo:letter-spacing="0.004cm" style:text-underline-style="none" officeooo:rsid="0060e4f2" style:font-name-asian="OpenSymbol" style:font-size-asian="11pt" style:font-name-complex="OpenSymbol"/>
    </style:style>
    <style:style style:name="T15" style:family="text">
      <style:text-properties fo:font-size="11pt" fo:letter-spacing="0.004cm" style:text-underline-style="none" officeooo:rsid="0062515a" style:font-name-asian="OpenSymbol" style:font-size-asian="11pt" style:font-name-complex="OpenSymbol"/>
    </style:style>
    <style:style style:name="T16" style:family="text">
      <style:text-properties fo:font-size="11pt" fo:letter-spacing="0.004cm" style:text-underline-style="none" fo:font-weight="normal" officeooo:rsid="0060e4f2" style:font-name-asian="OpenSymbol" style:font-size-asian="11pt" style:font-weight-asian="normal" style:font-name-complex="OpenSymbol" style:font-weight-complex="normal"/>
    </style:style>
    <style:style style:name="T17" style:family="text">
      <style:text-properties fo:font-size="11pt" fo:letter-spacing="0.004cm" officeooo:rsid="0060e4f2" style:font-name-asian="OpenSymbol" style:font-size-asian="11pt" style:font-name-complex="OpenSymbol"/>
    </style:style>
    <style:style style:name="T18" style:family="text">
      <style:text-properties fo:font-size="11pt" fo:letter-spacing="0.004cm" officeooo:rsid="006919d0" style:font-name-asian="OpenSymbol" style:font-size-asian="11pt" style:font-name-complex="OpenSymbol"/>
    </style:style>
    <style:style style:name="T19" style:family="text">
      <style:text-properties style:text-line-through-style="solid" style:text-line-through-type="single" fo:font-size="11pt" fo:letter-spacing="0.004cm" style:text-underline-style="none" officeooo:rsid="0062515a" style:font-size-asian="11pt"/>
    </style:style>
    <style:style style:name="T20" style:family="text">
      <style:text-properties style:text-line-through-style="solid" style:text-line-through-type="single" fo:font-size="11pt" fo:letter-spacing="0.004cm" style:text-underline-style="none" officeooo:rsid="000f63f7" style:font-size-asian="11pt"/>
    </style:style>
    <style:style style:name="T21" style:family="text">
      <style:text-properties style:text-position="sub 58%" fo:font-weight="normal" style:font-weight-asian="normal" style:font-weight-complex="normal"/>
    </style:style>
    <style:style style:name="T22" style:family="text">
      <style:text-properties style:font-name="OpenSymbol" fo:font-size="11pt" fo:letter-spacing="0.004cm" style:text-underline-style="none" officeooo:rsid="0062515a" style:font-name-asian="OpenSymbol" style:font-size-asian="11pt" style:font-name-complex="OpenSymbol"/>
    </style:style>
    <style:style style:name="T23" style:family="text">
      <style:text-properties officeooo:rsid="0094697f"/>
    </style:style>
    <style:style style:name="T24" style:family="text">
      <style:text-properties fo:font-size="12.5pt" officeooo:rsid="006919d0" style:font-name-asian="OpenSymbol" style:font-size-asian="12.5pt" style:font-name-complex="OpenSymbol" style:text-scale="100%"/>
    </style:style>
    <style:style style:name="T25" style:family="text">
      <style:text-properties fo:font-size="12.5pt" officeooo:rsid="0060e4f2" style:font-name-asian="OpenSymbol" style:font-size-asian="12.5pt" style:font-name-complex="OpenSymbol" style:text-scale="100%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gr1" style:family="graphic">
      <style:graphic-properties draw:stroke="solid" svg:stroke-width="0.012cm" svg:stroke-color="#000000" draw:stroke-linejoin="round" draw:fill="solid" draw:fill-color="#ffffff" draw:textarea-horizontal-align="center" draw:textarea-vertical-align="top" fo:padding-top="0.005cm" fo:padding-bottom="0.005cm" fo:padding-left="0.005cm" fo:padding-right="0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Music Lodge Private Limited</text:p>
      <text:p text:style-name="P22"><text:span text:style-name="T1"><text:placeholder text:placeholder-type="text">&lt;o.company_id and o.company_id.street or ''&gt;</text:placeholder></text:span><text:span text:style-name="T1"> </text:span><text:span text:style-name="T1"><text:placeholder text:placeholder-type="text">&lt;o.company_id and o.company_id.street2 or ''&gt;</text:placeholder></text:span><text:span text:style-name="T1"> </text:span><text:span text:style-name="T1"><text:placeholder text:placeholder-type="text">&lt;o.company_id and o.company_id.country_id and o.company_id.country_id.name or ''&gt;</text:placeholder></text:span><text:span text:style-name="T1"> </text:span><text:span text:style-name="T1"><text:placeholder text:placeholder-type="text">&lt;o.company_id and o.company_id.zip or ''&gt;</text:placeholder></text:span><text:span text:style-name="T1"><text:line-break/></text:span><text:span text:style-name="T3">p: </text:span><text:span text:style-name="T1"><text:placeholder text:placeholder-type="text">&lt;o.company_id and o.company_id.phone or ''&gt;</text:placeholder></text:span><text:span text:style-name="T3"> </text:span><text:span text:style-name="T4">|</text:span><text:span text:style-name="T3"> </text:span><text:a xlink:type="simple" xlink:href="ftp://e:_kc@musiclodge.sg/"><text:span text:style-name="T9">e:</text:span></text:a><text:span text:style-name="T5"> </text:span><text:span text:style-name="T2"><text:placeholder text:placeholder-type="text">&lt;o.company_id and o.company_id.email or ''&gt;</text:placeholder></text:span></text:p>
      <text:p text:style-name="P61"><text:placeholder text:placeholder-type="text">&lt;get_name_invoice(o)&gt;</text:placeholder>INVOICE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5">M/S <text:span text:style-name="T10"><text:placeholder text:placeholder-type="text">&lt;o.partner_id and o.partner_id.name or ''&gt;</text:placeholder></text:span></text:p>
          </table:table-cell>
          <table:table-cell table:style-name="Table1.B1" table:number-columns-spanned="2" office:value-type="string">
            <text:p text:style-name="P9">No. ML</text:p>
          </table:table-cell>
          <table:covered-table-cell/>
          <table:table-cell table:style-name="Table1.D1" office:value-type="string">
            <text:p text:style-name="P15"><text:placeholder text:placeholder-type="text">&lt;o.number&gt;</text:placeholder></text:p>
          </table:table-cell>
        </table:table-row>
        <table:table-row table:style-name="Table1.2">
          <table:table-cell table:style-name="Table1.A1" office:value-type="string">
            <text:p text:style-name="P30"><text:placeholder text:placeholder-type="text">&lt;o.partner_id and o.partner_id.street or ''&gt;</text:placeholder></text:p>
          </table:table-cell>
          <table:table-cell table:style-name="Table1.B2" table:number-columns-spanned="2" office:value-type="string">
            <text:p text:style-name="Standard"/>
          </table:table-cell>
          <table:covered-table-cell/>
          <table:table-cell table:style-name="Table1.D2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P26"><text:span text:style-name="T10"><text:placeholder text:placeholder-type="text">&lt;o.partner_id and o.partner_id.street2 or ''&gt;</text:placeholder></text:span><text:span text:style-name="T10"> </text:span><text:span text:style-name="T10"><text:placeholder text:placeholder-type="text">&lt;o.partner_id and o.partner_id.country_id and o.partner_id.country_id.name or ''&gt;</text:placeholder></text:span><text:span text:style-name="T10"> </text:span><text:span text:style-name="T10"><text:placeholder text:placeholder-type="text">&lt;o.partner_id and o.partner_id.zip or ''&gt;</text:placeholder></text:span></text:p>
          </table:table-cell>
          <table:table-cell table:style-name="Table1.B2" office:value-type="string">
            <text:p text:style-name="P10">Date: </text:p>
          </table:table-cell>
          <table:table-cell table:style-name="Table1.C3" table:number-columns-spanned="2" office:value-type="string">
            <text:p text:style-name="P5"><text:placeholder text:placeholder-type="text">&lt;convert_date_d_m_Y(o.date_invoice)&gt;</text:placeholder></text:p>
          </table:table-cell>
          <table:covered-table-cell/>
        </table:table-row>
      </table:table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Tel:(H)</text:p>
          </table:table-cell>
          <table:table-cell table:style-name="Table2.B1" office:value-type="string">
            <text:p text:style-name="P27"><text:placeholder text:placeholder-type="text">&lt;o.partner_id and o.partner_id.mobile or ''&gt;</text:placeholder></text:p>
          </table:table-cell>
          <table:table-cell table:style-name="Table2.A1" office:value-type="string">
            <text:p text:style-name="P4">(0)</text:p>
          </table:table-cell>
          <table:table-cell table:style-name="Table2.D1" office:value-type="string">
            <text:p text:style-name="P29"><text:placeholder text:placeholder-type="text">&lt;o.partner_id and o.partner_id.office_no or ''&gt;</text:placeholder></text:p>
          </table:table-cell>
          <table:table-cell table:style-name="Table2.A1" office:value-type="string">
            <text:p text:style-name="P3"><text:s/>(Hp) : </text:p>
          </table:table-cell>
          <table:table-cell table:style-name="Table2.D1" office:value-type="string">
            <text:p text:style-name="P28"><text:placeholder text:placeholder-type="text">&lt;o.partner_id and o.partner_id.phone or ''&gt;</text:placeholder></text:p>
          </table:table-cell>
        </table:table-row>
      </table:table>
      <text:p text:style-name="P7">Please receive the undermentioned goods in good order and condition and sign the annexed rece p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57">Quantity</text:p>
          </table:table-cell>
          <table:table-cell table:style-name="Table3.B1" table:number-columns-spanned="2" office:value-type="string">
            <text:p text:style-name="P17"/>
          </table:table-cell>
          <table:covered-table-cell/>
          <table:table-cell table:style-name="Table3.D1" table:number-columns-spanned="2" office:value-type="string">
            <text:p text:style-name="P17"/>
          </table:table-cell>
          <table:covered-table-cell/>
          <table:table-cell table:style-name="Table3.F1" office:value-type="string">
            <text:p text:style-name="P43">Description</text:p>
          </table:table-cell>
          <table:table-cell table:style-name="Table3.G1" office:value-type="string">
            <text:p text:style-name="P18">S$</text:p>
          </table:table-cell>
          <table:table-cell table:style-name="Table3.H1" office:value-type="string">
            <text:p text:style-name="P18">Cts</text:p>
          </table:table-cell>
        </table:table-row>
        <table:table-row table:style-name="Table3.2">
          <table:table-cell table:style-name="Table3.A2" table:number-columns-spanned="8" office:value-type="string">
            <text:p text:style-name="P31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3" office:value-type="string">
            <text:p text:style-name="P35"><text:placeholder text:placeholder-type="text">&lt;line.quantity or ''&gt;</text:placeholder></text:p>
          </table:table-cell>
          <table:table-cell table:style-name="Table3.B3" table:number-columns-spanned="2" office:value-type="string">
            <text:p text:style-name="P56">Brand</text:p>
          </table:table-cell>
          <table:covered-table-cell/>
          <table:table-cell table:style-name="Table3.D3" table:number-columns-spanned="2" office:value-type="string">
            <text:p text:style-name="P34"><text:placeholder text:placeholder-type="text">&lt;line.product_id.brand or ''&gt;</text:placeholder></text:p>
          </table:table-cell>
          <table:covered-table-cell/>
          <table:table-cell table:style-name="Table3.F3" office:value-type="string">
            <text:p text:style-name="P36"/>
          </table:table-cell>
          <table:table-cell table:style-name="Table3.G3" office:value-type="string">
            <text:p text:style-name="P63"><text:placeholder text:placeholder-type="text">&lt;line.price_unit or ''&gt;</text:placeholder></text:p>
          </table:table-cell>
          <table:table-cell table:style-name="Table3.H3" office:value-type="string">
            <text:p text:style-name="P17"/>
          </table:table-cell>
        </table:table-row>
        <table:table-row table:style-name="Table3.4">
          <table:table-cell table:style-name="Table3.A4" office:value-type="string">
            <text:p text:style-name="P17"/>
          </table:table-cell>
          <table:table-cell table:style-name="Table3.B4" table:number-columns-spanned="2" office:value-type="string">
            <text:p text:style-name="P56">Model</text:p>
          </table:table-cell>
          <table:covered-table-cell/>
          <table:table-cell table:style-name="Table3.D4" table:number-columns-spanned="2" office:value-type="string">
            <text:p text:style-name="P33"><text:placeholder text:placeholder-type="text">&lt;line.model or ''&gt;</text:placeholder></text:p>
          </table:table-cell>
          <table:covered-table-cell/>
          <table:table-cell table:style-name="Table3.F4" office:value-type="string">
            <text:p text:style-name="P44">Serial No. <text:span text:style-name="T11"><text:placeholder text:placeholder-type="text">&lt;line.serial_no or ''&gt;</text:placeholder></text:span></text:p>
          </table:table-cell>
          <table:table-cell table:style-name="Table3.G4" office:value-type="string">
            <text:p text:style-name="P17"/>
          </table:table-cell>
          <table:table-cell table:style-name="Table3.H4" office:value-type="string">
            <text:p text:style-name="P17"/>
          </table:table-cell>
        </table:table-row>
        <table:table-row table:style-name="Table3.5">
          <table:table-cell table:style-name="Table3.A4" table:number-columns-spanned="8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3" office:value-type="string">
            <text:p text:style-name="P17"/>
          </table:table-cell>
          <table:table-cell table:style-name="Table3.B3" office:value-type="string">
            <text:p text:style-name="P19">C/W </text:p>
          </table:table-cell>
          <table:table-cell table:style-name="Table3.C6" table:number-columns-spanned="4" office:value-type="string">
            <text:p text:style-name="P49"><text:span text:style-name="T12"><text:placeholder text:placeholder-type="text">&lt;if test="o.stool"&gt;</text:placeholder></text:span><text:span text:style-name="T13">Adjst </text:span><text:span text:style-name="T12">Stool</text:span><text:span text:style-name="T12"><text:placeholder text:placeholder-type="text">&lt;/if&gt;</text:placeholder></text:span><text:span text:style-name="T12"><text:placeholder text:placeholder-type="text">&lt;if test="not o.stool"&gt;</text:placeholder></text:span><text:span text:style-name="T19">Adjst Stool</text:span><text:span text:style-name="T12"><text:placeholder text:placeholder-type="text">&lt;/if&gt;</text:placeholder></text:span><text:span text:style-name="T12"> / </text:span><text:span text:style-name="T12"><text:placeholder text:placeholder-type="text">&lt;if test="o.com_stool"&gt;</text:placeholder></text:span><text:span text:style-name="T13">Com </text:span><text:span text:style-name="T12">Stool</text:span><text:span text:style-name="T12"><text:placeholder text:placeholder-type="text">&lt;/if&gt;</text:placeholder></text:span><text:span text:style-name="T12"><text:placeholder text:placeholder-type="text">&lt;if test="not o.com_stool"&gt;</text:placeholder></text:span><text:span text:style-name="T20">Com </text:span><text:span text:style-name="T19">Stool</text:span><text:span text:style-name="T12"><text:placeholder text:placeholder-type="text">&lt;/if&gt;</text:placeholder></text:span><text:span text:style-name="T12"> /</text:span><text:span text:style-name="T12"><text:placeholder text:placeholder-type="text">&lt;if test="o.heater"&gt;</text:placeholder></text:span><text:span text:style-name="T12">Heater</text:span><text:span text:style-name="T12"><text:placeholder text:placeholder-type="text">&lt;/if&gt;</text:placeholder></text:span><text:span text:style-name="T12"><text:placeholder text:placeholder-type="text">&lt;if test="not o.heater"&gt;</text:placeholder></text:span><text:span text:style-name="T19">Heater</text:span><text:span text:style-name="T12"><text:placeholder text:placeholder-type="text">&lt;/if&gt;</text:placeholder></text:span><text:span text:style-name="T12"> / </text:span><text:span text:style-name="T12"><text:placeholder text:placeholder-type="text">&lt;if test="o.delivery"&gt;</text:placeholder></text:span><text:span text:style-name="T12">Delivery</text:span><text:span text:style-name="T12"><text:placeholder text:placeholder-type="text">&lt;/if&gt;</text:placeholder></text:span><text:span text:style-name="T12"><text:placeholder text:placeholder-type="text">&lt;if test="not o.delivery"&gt;</text:placeholder></text:span><text:span text:style-name="T19">Delivery</text:span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7">
          <table:table-cell table:style-name="Table3.A4" office:value-type="string">
            <text:p text:style-name="P17"/>
          </table:table-cell>
          <table:table-cell table:style-name="Table3.B4" office:value-type="string">
            <text:p text:style-name="P20">(</text:p>
          </table:table-cell>
          <table:table-cell table:style-name="Table3.C7" table:number-columns-spanned="2" office:value-type="string">
            <text:p text:style-name="P42"><text:placeholder text:placeholder-type="text">&lt;o.year_guarantee&gt;</text:placeholder></text:p>
          </table:table-cell>
          <table:covered-table-cell/>
          <table:table-cell table:style-name="Table3.C7" office:value-type="string">
            <text:p text:style-name="P54">)</text:p>
          </table:table-cell>
          <table:table-cell table:style-name="Table3.F4" office:value-type="string">
            <text:p text:style-name="P43">Year Guarantee</text:p>
          </table:table-cell>
          <table:table-cell table:style-name="Table3.G4" office:value-type="string">
            <text:p text:style-name="P17"/>
          </table:table-cell>
          <table:table-cell table:style-name="Table3.H4" office:value-type="string">
            <text:p text:style-name="P17"/>
          </table:table-cell>
        </table:table-row>
        <table:table-row table:style-name="Table3.4">
          <table:table-cell table:style-name="Table3.A4" office:value-type="string">
            <text:p text:style-name="P17"/>
          </table:table-cell>
          <table:table-cell table:style-name="Table3.B4" office:value-type="string">
            <text:p text:style-name="P19">(</text:p>
          </table:table-cell>
          <table:table-cell table:style-name="Table3.C7" table:number-columns-spanned="2" office:value-type="string">
            <text:p text:style-name="P45"><text:span text:style-name="T14"><text:placeholder text:placeholder-type="text">&lt;if test="o.free_tuning"&gt;</text:placeholder></text:span><text:span text:style-name="T22">✓</text:span><text:span text:style-name="T15"><text:placeholder text:placeholder-type="text">&lt;/if&gt;</text:placeholder></text:span></text:p>
          </table:table-cell>
          <table:covered-table-cell/>
          <table:table-cell table:style-name="Table3.C7" office:value-type="string">
            <text:p text:style-name="P55">)</text:p>
          </table:table-cell>
          <table:table-cell table:style-name="Table3.F4" office:value-type="string">
            <text:p text:style-name="P43">Free Tuning (Weekday only )</text:p>
          </table:table-cell>
          <table:table-cell table:style-name="Table3.G4" office:value-type="string">
            <text:p text:style-name="P17"/>
          </table:table-cell>
          <table:table-cell table:style-name="Table3.H4" office:value-type="string">
            <text:p text:style-name="P17"/>
          </table:table-cell>
        </table:table-row>
        <table:table-row table:style-name="Table3.4">
          <table:table-cell table:style-name="Table3.A4" office:value-type="string">
            <text:p text:style-name="P17"/>
          </table:table-cell>
          <table:table-cell table:style-name="Table3.B9" table:number-columns-spanned="5" office:value-type="string">
            <text:p text:style-name="P21"><text:span text:style-name="T17"><text:placeholder text:placeholder-type="text">&lt;if test="o.is_first_prepay and o.rental_id and o.rental_id.prepay"&gt;</text:placeholder></text:span><text:span text:style-name="T17"><text:placeholder text:placeholder-type="text">&lt;o.rental_id and o.rental_id.prepay or ''&gt;</text:placeholder></text:span><text:span text:style-name="T17"> </text:span><text:span text:style-name="T18">months Rental (Pre-Paid)</text:span><text:span text:style-name="T17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table-cell table:style-name="Table3.G4" office:value-type="string">
            <text:p text:style-name="P46"><text:span text:style-name="T17"><text:placeholder text:placeholder-type="text">&lt;if test="o.is_first_prepay and o.rental_id and o.rental_id.prepay"&gt;</text:placeholder></text:span><text:span text:style-name="T24"><text:placeholder text:placeholder-type="text">&lt;o.amount_total&gt;</text:placeholder></text:span><text:span text:style-name="T17"><text:placeholder text:placeholder-type="text">&lt;/if&gt;</text:placeholder></text:span></text:p>
          </table:table-cell>
          <table:table-cell table:style-name="Table3.H4" office:value-type="string">
            <text:p text:style-name="P17"/>
          </table:table-cell>
        </table:table-row>
        <table:table-row table:style-name="Table3.7">
          <table:table-cell table:style-name="Table3.A4" office:value-type="string">
            <text:p text:style-name="P17"/>
          </table:table-cell>
          <table:table-cell table:style-name="Table3.B10" table:number-columns-spanned="5" office:value-type="string">
            <text:p text:style-name="P6"><text:placeholder text:placeholder-type="text">&lt;o.rental_for_month&gt;</text:placeholder></text:p>
          </table:table-cell>
          <table:covered-table-cell/>
          <table:covered-table-cell/>
          <table:covered-table-cell/>
          <table:covered-table-cell/>
          <table:table-cell table:style-name="Table3.G4" office:value-type="string">
            <text:p text:style-name="P17"/>
          </table:table-cell>
          <table:table-cell table:style-name="Table3.H4" office:value-type="string">
            <text:p text:style-name="P17"/>
          </table:table-cell>
        </table:table-row>
        <table:table-row table:style-name="Table3.11">
          <table:table-cell table:style-name="Table3.A11" table:number-rows-spanned="6" table:number-columns-spanned="5" office:value-type="string">
            <text:p text:style-name="P60">Remarks</text:p>
            <text:p text:style-name="P16"/>
            <text:p text:style-name="P8"><draw:frame draw:style-name="fr1" draw:name="image: asimage(o.signature_customer)" text:anchor-type="paragraph" svg:x="0.506cm" svg:y="1.272cm" svg:width="2cm" svg:height="0.499cm" draw:z-index="3"><draw:text-box><text:p text:style-name="P59"/></draw:text-box></draw:frame><text:placeholder text:placeholder-type="text">&lt;o.comment&gt;</text:placeholder></text:p>
          </table:table-cell>
          <table:covered-table-cell/>
          <table:covered-table-cell/>
          <table:covered-table-cell/>
          <table:covered-table-cell/>
          <table:table-cell table:style-name="Table3.F11" table:number-rows-spanned="6" office:value-type="string">
            <text:p text:style-name="P58"><text:span text:style-name="T16"><text:placeholder text:placeholder-type="text">&lt;if test="not o.is_first_prepay"&gt;</text:placeholder></text:span>Total<text:tab/> <text:s text:c="12"/>$<text:span text:style-name="T16"><text:placeholder text:placeholder-type="text">&lt;/if&gt;</text:placeholder></text:span></text:p>
            <text:p text:style-name="P50">Deposit<text:tab/>$</text:p>
            <text:p text:style-name="P51"><text:span text:style-name="T23">Transport Charge</text:span><text:span text:style-name="T6"><text:tab/>$</text:span></text:p>
            <text:p text:style-name="P52"><text:span text:style-name="T7">Balance<text:tab/></text:span><text:span text:style-name="T6">$</text:span></text:p>
            <text:p text:style-name="P53"><text:span text:style-name="T8">Total Amount Paid</text:span><text:span text:style-name="T7"><text:tab/></text:span><text:span text:style-name="T6">$</text:span></text:p>
          </table:table-cell>
          <table:table-cell table:style-name="Table3.G11" office:value-type="string">
            <text:p text:style-name="P17"/>
          </table:table-cell>
          <table:table-cell table:style-name="Table3.H11" office:value-type="string">
            <text:p text:style-name="P17"/>
          </table:table-cell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4" office:value-type="string">
            <text:p text:style-name="P47"><text:span text:style-name="T17"><text:placeholder text:placeholder-type="text">&lt;if test="not o.is_first_prepay"&gt;</text:placeholder></text:span><text:span text:style-name="T25"><text:placeholder text:placeholder-type="text">&lt;o.amount_total&gt;</text:placeholder></text:span><text:span text:style-name="T17"><text:placeholder text:placeholder-type="text">&lt;/if&gt;</text:placeholder></text:span></text:p>
          </table:table-cell>
          <table:table-cell table:style-name="Table3.H4" office:value-type="string">
            <text:p text:style-name="P17"/>
          </table:table-cell>
        </table:table-row>
        <table:table-row table:style-name="Table3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3" office:value-type="string">
            <text:p text:style-name="P12"><text:placeholder text:placeholder-type="text">&lt;o.is_first and o.rental_id and o.rental_id.rental_line and o.rental_id.rental_line[0].deposit or ''&gt;</text:placeholder></text:p>
          </table:table-cell>
          <table:table-cell table:style-name="Table3.H13" office:value-type="string">
            <text:p text:style-name="P17"/>
          </table:table-cell>
        </table:table-row>
        <table:table-row table:style-name="Table3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4" office:value-type="string">
            <text:p text:style-name="P13"><text:placeholder text:placeholder-type="text">&lt;o.is_first and o.rental_id and o.rental_id.rental_line and o.rental_id.rental_line[0].transport_charge or ''&gt;</text:placeholder></text:p>
          </table:table-cell>
          <table:table-cell table:style-name="Table3.H14" office:value-type="string">
            <text:p text:style-name="P17"/>
          </table:table-cell>
        </table:table-row>
        <table:table-row table:style-name="Table3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5" office:value-type="string">
            <text:p text:style-name="P11"><text:placeholder text:placeholder-type="text">&lt;o.residual&gt;</text:placeholder></text:p>
          </table:table-cell>
          <table:table-cell table:style-name="Table3.H15" office:value-type="string">
            <text:p text:style-name="P17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5" office:value-type="string">
            <text:p text:style-name="P14"><text:placeholder text:placeholder-type="text">&lt;get_total_amount_paid(o)&gt;</text:placeholder></text:p>
          </table:table-cell>
          <table:table-cell table:style-name="Table3.H15" office:value-type="string">
            <text:p text:style-name="P17"/>
          </table:table-cell>
        </table:table-row>
      </table:table>
      <text:p text:style-name="P2"><draw:line text:anchor-type="paragraph" draw:z-index="0" draw:style-name="gr1" draw:text-style-name="P64" svg:x1="0cm" svg:y1="0.009cm" svg:x2="6.384cm" svg:y2="0.009cm"><text:p/></draw:line>Customer's Signature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7"><draw:frame draw:style-name="fr1" draw:name="image: asimage(o.signature)" text:anchor-type="paragraph" svg:x="0.409cm" svg:y="0.095cm" svg:width="2cm" svg:height="0.499cm" draw:z-index="2"><draw:text-box><text:p text:style-name="P59"/></draw:text-box></draw:frame></text:p>
            <text:p text:style-name="P37"/>
            <text:p text:style-name="P37"/>
          </table:table-cell>
          <table:table-cell table:style-name="Table4.B1" office:value-type="string">
            <text:p text:style-name="P37"/>
          </table:table-cell>
          <table:table-cell table:style-name="Table4.C1" office:value-type="string">
            <text:p text:style-name="P37"><draw:frame draw:style-name="fr1" draw:name="image: asimage(o.company_signature)" text:anchor-type="paragraph" svg:x="0.469cm" svg:y="0.079cm" svg:width="2cm" draw:z-index="1"><draw:text-box fo:min-height="0.499cm"><text:p text:style-name="P59"/></draw:text-box></draw:frame></text:p>
          </table:table-cell>
        </table:table-row>
        <table:table-row>
          <table:table-cell table:style-name="Table4.A2" office:value-type="string">
            <text:p text:style-name="P38">Checked by Customer</text:p>
          </table:table-cell>
          <table:table-cell table:style-name="Table4.B2" office:value-type="string">
            <text:p text:style-name="P37"/>
          </table:table-cell>
          <table:table-cell table:style-name="Table4.C2" office:value-type="string">
            <text:p text:style-name="P39">Music Lodge Pte Ltd <text:span text:style-name="T21">201211499R</text:span></text:p>
          </table:table-cell>
        </table:table-row>
        <table:table-row>
          <table:table-cell table:style-name="Table4.A3" office:value-type="string">
            <text:p text:style-name="P40">Cheques should be crossed &amp; made payable to MUSIC LODGE PT LTD</text:p>
          </table:table-cell>
          <table:table-cell table:style-name="Table4.B3" office:value-type="string">
            <text:p text:style-name="P37"/>
          </table:table-cell>
          <table:table-cell table:style-name="Table4.C3" office:value-type="string">
            <text:p text:style-name="P41"/>
          </table:table-cell>
        </table:table-row>
      </table:table>
      <text:p text:style-name="P4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1cm" fo:page-height="21.519cm" style:num-format="1" style:print-orientation="portrait" fo:margin-top="0.499cm" fo:margin-bottom="0cm" fo:margin-left="0.716cm" fo:margin-right="0.612cm" style:writing-mode="lr-tb" style:layout-grid-color="#c0c0c0" style:layout-grid-lines="1928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8-02T20:28:30.313617121</dc:date>
    <meta:editing-duration>PT2H38M47S</meta:editing-duration>
    <meta:editing-cycles>215</meta:editing-cycles>
    <meta:document-statistic meta:table-count="4" meta:image-count="0" meta:object-count="0" meta:page-count="2" meta:paragraph-count="59" meta:word-count="255" meta:character-count="2339" meta:non-whitespace-character-count="2126"/>
  </office:meta>
</office:document-meta>
</file>